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640000026B1D999995ACD2796A.png" manifest:media-type="image/png"/>
  <manifest:file-entry manifest:full-path="Pictures/100000000000031A0000010F0DB23C3FBE8809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1.067cm, 3.117cm, 1.395cm, 2.3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25.7cm" svg:height="11.527cm" draw:z-index="0"><draw:image xlink:href="Pictures/10000000000005640000026B1D999995ACD2796A.png" xlink:type="simple" xlink:show="embed" xlink:actuate="onLoad" loext:mime-type="image/png"/></draw:frame><draw:frame draw:style-name="fr2" draw:name="Imagen2" text:anchor-type="paragraph" svg:y="11.892cm" svg:width="12.7cm" svg:height="3.836cm" draw:z-index="1"><draw:image xlink:href="Pictures/100000000000031A0000010F0DB23C3FBE88091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09-21T20:14:01.018000000</dc:date>
    <meta:editing-duration>PT7M3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</office:meta>
</office:document-meta>
</file>